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paragraph-properties fo:margin-left="0.4925in" fo:margin-right="0in" fo:text-align="start" style:justify-single-word="false" fo:text-indent="0in" style:auto-text-indent="false"/>
      <style:text-properties fo:font-weight="normal" style:font-weight-asian="normal"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Preformatted_20_Text">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Preformatted_20_Text">
      <style:paragraph-properties fo:margin-left="0.4925in" fo:margin-right="0in" fo:text-indent="0in" style:auto-text-indent="false"/>
    </style:style>
    <style:style style:name="P9" style:family="paragraph" style:parent-style-name="Preformatted_20_Text">
      <style:paragraph-properties fo:margin-left="0.4925in" fo:margin-right="0in" fo:text-align="start" style:justify-single-word="false" fo:text-indent="0in" style:auto-text-indent="false"/>
    </style:style>
    <style:style style:name="P10" style:family="paragraph" style:parent-style-name="Preformatted_20_Text">
      <style:paragraph-properties fo:text-align="center" style:justify-single-word="false"/>
    </style:style>
    <style:style style:name="P11" style:family="paragraph" style:parent-style-name="Heading_20_2">
      <style:paragraph-properties fo:text-align="start" style:justify-single-word="false"/>
    </style:style>
    <style:style style:name="P12"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geddiff</text:span> Design Document</text:p>
      <text:h text:style-name="Heading_20_1" text:outline-level="1">Overview</text:h>
      <text:p text:style-name="Text_20_body"><text:span text:style-name="Source_20_Text">geddiff</text:span> is a utility conceptually similar to the standard Unix <text:span text:style-name="Source_20_Text">diff</text:span> utility, but specialized for use on GEDCOM genealogical data files.</text:p>
      <text:h text:style-name="Heading_20_1" text:outline-level="1">Data Structures and Formats</text:h>
      <text:h text:style-name="Heading_20_2" text:outline-level="2">Input</text:h>
      <text:p text:style-name="P1">geddiff [options] file1 file2 [file1-start-id [file2-start-id] ]</text:p>
      <text:p text:style-name="P2">[options]</text:p>
      <text:p text:style-name="P3">-c Be case insensitive in comparisons between FILE1 and FILE2</text:p>
      <text:p text:style-name="P3">-w Ignore leading or trailing whitespace in values (not in ID's!)</text:p>
      <text:p text:style-name="P3">-m Match threshhold. A decimal between 0 and 1 specifying the threshhold at which two records will be considered to be the same. The lower the threshhold is, the more likely it is that geddiff will consider two records to be versions of the same record, rather than assuming that a new record was created. For now this will default to 0.49, and any two records that have the same ID will be given a match score of 0.5, causing them to be considered versions of the same record.</text:p>
      <text:p text:style-name="P4">Input will consist of two GEDCOM files on the local filesystem. We will refer to these as <text:span text:style-name="T1">FILE1</text:span><text:span text:style-name="T2"> and </text:span><text:span text:style-name="T1">FILE2</text:span>. Any GEDCOM formats supported by <text:span text:style-name="Source_20_Text">libgedcom</text:span> will be allowed. Hopefully with time we can update <text:span text:style-name="Source_20_Text">libgedcom</text:span> to recognize the GEDCOM 5.5.1 standard (it now supports 5.5).</text:p>
      <text:p text:style-name="P4">The user can also optionally specify the ID of the individual (INDI record) at which to start the comparison for each file. If this is not specified, geddiff starts at the root person in the file. Whether geddiff begins at a specified location or at the default, the user is assumed to be asserting that the two starting points are the same person.</text:p>
      <text:h text:style-name="Heading_20_2" text:outline-level="2">Holding Structures</text:h>
      <text:p text:style-name="Text_20_body">The program will allow libgedcom_gom to handle the storage of the tree structures.</text:p>
      <text:h text:style-name="Heading_20_2" text:outline-level="2">Output Format</text:h>
      <text:p text:style-name="Text_20_body">geddiff will print its results to standard output unless otherwise directed. The output will provide all information necessary to efficiently transform the specified portion of <text:span text:style-name="T1">FILE1</text:span> into the specified portion of <text:span text:style-name="T1">FILE2. </text:span><text:span text:style-name="T2">By default, the entire tree is compared. Records not linked in to the root person will not be considered. Examples of this are unutilized source (SOUR) records or unlinked individuals (INDI).</text:span></text:p>
      <text:p text:style-name="P5">Output is in terms of FILE1. The level 0 element of a changed record is output, followed by any <text:span text:style-name="T1">modified or added </text:span>subelement <text:span text:style-name="T1">and its parents.</text:span> Consider this sample individual:</text:p>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In FILE1:</text:p>
              <text:p text:style-name="Preformatted_20_Text">0 @I0012@ INDI</text:p>
              <text:p text:style-name="Preformatted_20_Text">1 NAME William Joseph /BLITHELY/</text:p>
              <text:p text:style-name="Preformatted_20_Text">2 SURN BLITHELY</text:p>
              <text:p text:style-name="Preformatted_20_Text">2 GIVN William Joseph</text:p>
              <text:p text:style-name="Preformatted_20_Text">1 SEX M</text:p>
              <text:p text:style-name="Preformatted_20_Text">1 REFN 00003</text:p>
              <text:p text:style-name="Preformatted_20_Text">1 FAMS @F258@</text:p>
              <text:p text:style-name="P6">1 FAMC @F1@</text:p>
            </table:table-cell>
            <table:table-cell table:style-name="Table1.A1" office:value-type="string">
              <text:p text:style-name="Text_20_body">In FILE2:</text:p>
              <text:p text:style-name="Preformatted_20_Text">0 @I0012@ INDI</text:p>
              <text:p text:style-name="Preformatted_20_Text">1 NAME William Joseph /BLITHELY/</text:p>
              <text:p text:style-name="Preformatted_20_Text">2 SURN BLITHELY</text:p>
              <text:p text:style-name="Preformatted_20_Text">2 GIVN William Joseph</text:p>
              <text:p text:style-name="Preformatted_20_Text">1 SEX M</text:p>
              <text:p text:style-name="Preformatted_20_Text">1 BIRT</text:p>
              <text:p text:style-name="Preformatted_20_Text">2 DATE 3 Mar 1544</text:p>
              <text:p text:style-name="Preformatted_20_Text">2 PLAC London, England</text:p>
              <text:p text:style-name="Preformatted_20_Text">1 REFN 00003</text:p>
              <text:p text:style-name="Preformatted_20_Text">1 FAMS @F258@</text:p>
              <text:p text:style-name="P6">1 FAMC @F22@</text:p>
              <text:p text:style-name="P7"/>
              <text:p text:style-name="P7"/>
            </table:table-cell>
          </table:table-row>
        </table:table-header-rows>
      </table:table>
      <text:p text:style-name="P4">What changed? FILE2 now includes information about Mr. Blithely's birth, and links him in as a child in a different family. <text:span text:style-name="Source_20_Text">geddiff</text:span> would print out:</text:p>
      <text:p text:style-name="P8">0 @I0012@ INDI</text:p>
      <text:p text:style-name="P9">1 BIRT</text:p>
      <text:p text:style-name="P9">2 DATE 3 Mar 1544</text:p>
      <text:p text:style-name="P9">2 PLAC London, England</text:p>
      <text:p text:style-name="P9">1 FAMC @F22@</text:p>
      <text:p text:style-name="P10"/>
      <text:h text:style-name="Heading_20_3" text:outline-level="3">Record ID Change</text:h>
      <text:p text:style-name="P4">If a record's ID has been changed, the following format is used:</text:p>
      <text:p text:style-name="P8">0 @I0012@ INDI</text:p>
      <text:p text:style-name="P8">NEWID @I0034@</text:p>
      <text:p text:style-name="P8"/>
      <text:p text:style-name="Text_20_body">Further references to <text:span text:style-name="Source_20_Text">@I0012@</text:span> within the same diff will be accepted, and references to <text:span text:style-name="Source_20_Text">@I0034@</text:span> will not be considered as pointing to the same individual as <text:span text:style-name="Source_20_Text">@I0012@</text:span> used to, until the entire diff is completed. Again, the diff is in terms of FILE1.</text:p>
      <text:h text:style-name="P11" text:outline-level="2"><text:bookmark-start text:name="Comparison Support Structures"/>Comparison Support Structures<text:bookmark-end text:name="Comparison Support Structures"/></text:h>
      <text:p text:style-name="P4">The comparison algorithm requires whenever a record is compared to another, both are marked as having already been compared. This allows the algorithm to avoid non-terminating recursion, mark-and-sweep style.</text:p>
      <text:p text:style-name="P4">We can (I hope) safely assume that <text:span text:style-name="Source_20_Text">libgedcom_gom</text:span> will not behave in such a way as to adjust the location in memory of any of the struct's comprising the object model at runtime. Based on this assumption, we can propose a set of classes parallel to the 8 GEDCOM record struct's defined in <text:span text:style-name="Source_20_Text">gom.h:</text:span></text:p>
      <table:table table:name="Table2" table:style-name="Table2">
        <table:table-column table:style-name="Table2.A" table:number-columns-repeated="2"/>
        <table:table-header-rows>
          <table:table-row>
            <table:table-cell table:style-name="Table2.A1" office:value-type="string">
              <text:p text:style-name="Table_20_Heading">struct name from gom.h</text:p>
            </table:table-cell>
            <table:table-cell table:style-name="Table2.B1" office:value-type="string">
              <text:p text:style-name="Table_20_Heading">encapsulating class name</text:p>
            </table:table-cell>
          </table:table-row>
        </table:table-header-rows>
        <table:table-row>
          <table:table-cell table:style-name="Table2.A2" office:value-type="string">
            <text:p text:style-name="P12"><text:span text:style-name="Source_20_Text">struct family</text:span></text:p>
          </table:table-cell>
          <table:table-cell table:style-name="Table2.B2" office:value-type="string">
            <text:p text:style-name="P12"><text:span text:style-name="Source_20_Text">class Family</text:span></text:p>
          </table:table-cell>
        </table:table-row>
        <table:table-row>
          <table:table-cell table:style-name="Table2.A2" office:value-type="string">
            <text:p text:style-name="P12"><text:span text:style-name="Source_20_Text">struct individual</text:span></text:p>
          </table:table-cell>
          <table:table-cell table:style-name="Table2.B2" office:value-type="string">
            <text:p text:style-name="P12"><text:span text:style-name="Source_20_Text"><text:span text:style-name="Source_20_Text">class </text:span></text:span><text:span text:style-name="Source_20_Text">Individual</text:span></text:p>
          </table:table-cell>
        </table:table-row>
        <table:table-row>
          <table:table-cell table:style-name="Table2.A2" office:value-type="string">
            <text:p text:style-name="P12"><text:span text:style-name="Source_20_Text">struct multimedia</text:span></text:p>
          </table:table-cell>
          <table:table-cell table:style-name="Table2.B2" office:value-type="string">
            <text:p text:style-name="P12"><text:span text:style-name="Source_20_Text"><text:span text:style-name="Source_20_Text">class </text:span></text:span><text:span text:style-name="Source_20_Text">MultimediaItem</text:span></text:p>
          </table:table-cell>
        </table:table-row>
        <table:table-row>
          <table:table-cell table:style-name="Table2.A2" office:value-type="string">
            <text:p text:style-name="P12"><text:span text:style-name="Source_20_Text">struct note</text:span></text:p>
          </table:table-cell>
          <table:table-cell table:style-name="Table2.B2" office:value-type="string">
            <text:p text:style-name="P12"><text:span text:style-name="Source_20_Text"><text:span text:style-name="Source_20_Text">class </text:span></text:span><text:span text:style-name="Source_20_Text">Note</text:span></text:p>
          </table:table-cell>
        </table:table-row>
        <table:table-row>
          <table:table-cell table:style-name="Table2.A2" office:value-type="string">
            <text:p text:style-name="P12"><text:span text:style-name="Source_20_Text">struct repository</text:span></text:p>
          </table:table-cell>
          <table:table-cell table:style-name="Table2.B2" office:value-type="string">
            <text:p text:style-name="P12"><text:span text:style-name="Source_20_Text"><text:span text:style-name="Source_20_Text">class </text:span></text:span><text:span text:style-name="Source_20_Text">Repository</text:span></text:p>
          </table:table-cell>
        </table:table-row>
        <table:table-row>
          <table:table-cell table:style-name="Table2.A2" office:value-type="string">
            <text:p text:style-name="P12"><text:span text:style-name="Source_20_Text">struct source</text:span></text:p>
          </table:table-cell>
          <table:table-cell table:style-name="Table2.B2" office:value-type="string">
            <text:p text:style-name="P12"><text:span text:style-name="Source_20_Text"><text:span text:style-name="Source_20_Text">class </text:span></text:span><text:span text:style-name="Source_20_Text">Source</text:span></text:p>
          </table:table-cell>
        </table:table-row>
        <table:table-row>
          <table:table-cell table:style-name="Table2.A2" office:value-type="string">
            <text:p text:style-name="P12"><text:span text:style-name="Source_20_Text">struct submitter</text:span></text:p>
          </table:table-cell>
          <table:table-cell table:style-name="Table2.B2" office:value-type="string">
            <text:p text:style-name="P12"><text:span text:style-name="Source_20_Text"><text:span text:style-name="Source_20_Text">class </text:span></text:span><text:span text:style-name="Source_20_Text">Submitter</text:span></text:p>
          </table:table-cell>
        </table:table-row>
        <table:table-row>
          <table:table-cell table:style-name="Table2.A2" office:value-type="string">
            <text:p text:style-name="P12"><text:span text:style-name="Source_20_Text">struct user_rec</text:span></text:p>
          </table:table-cell>
          <table:table-cell table:style-name="Table2.B2" office:value-type="string">
            <text:p text:style-name="P12"><text:span text:style-name="Source_20_Text"><text:span text:style-name="Source_20_Text">class </text:span></text:span><text:span text:style-name="Source_20_Text">UserRecord</text:span></text:p>
          </table:table-cell>
        </table:table-row>
      </table:table>
      <text:p text:style-name="P4"/>
      <text:p text:style-name="P4">Each of the above classes will contain a member <text:span text:style-name="Source_20_Text">bool been_compared</text:span>. These classes could probably be created using a single class template, but that will be deferred for future consideration.</text:p>
      <text:p text:style-name="P4">In essence, we are creating an object-oriented partial wrapper around the C-based <text:span text:style-name="Source_20_Text">libgedcom_gom</text:span>. Is there a <text:span text:style-name="Source_20_Text">libgedcom++</text:span> wrapper library coming on the horizon???</text:p>
      <text:h text:style-name="Heading_20_1" text:outline-level="1">Classes</text:h>
      <text:h text:style-name="P11" text:outline-level="2">GeddiffProg</text:h>
      <text:p text:style-name="Preformatted_20_Text">class GeddiffProg{</text:p>
      <text:p text:style-name="P8">/** Encapsulates the core program logic */</text:p>
      <text:p text:style-name="P8">int run(const int argc, char* argv[]);</text:p>
      <text:p text:style-name="P8"/>
      <text:p text:style-name="P8">/** Recursive. @returns a string containing the diff output showing the differences between @param indiv1 the first individual and @param indiv2 the second individual. This _will_ include a comparison of all records referred to by the individual records. See the <text:bookmark-ref text:reference-format="text" text:ref-name="Comparison">Comparison</text:bookmark-ref> algorithm <text:bookmark-ref text:reference-format="direction" text:ref-name="Comparison">below</text:bookmark-ref>. */</text:p>
      <text:p text:style-name="P8">string compare_individuals(const individual* indiv1, const individual* indiv2) const;</text:p>
      <text:p text:style-name="P9"/>
      <text:p text:style-name="P9">/** Recursive. */</text:p>
      <text:p text:style-name="P8">string compare_families(const family* fam1, const family* fam2) const;</text:p>
      <text:p text:style-name="P8"/>
      <text:p text:style-name="P8">/** */</text:p>
      <text:p text:style-name="P8">string compare_multimedia(const multimedia* media1, const multimedia* media2) const;</text:p>
      <text:p text:style-name="P8"/>
      <text:p text:style-name="P8">/** Compares two note records. @Returns a diff output string */</text:p>
      <text:p text:style-name="P8">string compare_notes(const note* note1, const note* note2) const;</text:p>
      <text:p text:style-name="P8"/>
      <text:p text:style-name="P8">/** Compares two repository records. @Returns a diff output string */</text:p>
      <text:p text:style-name="P8">string compare_repositories(const repository* repo1, const repository* repo2) const;</text:p>
      <text:p text:style-name="P8"/>
      <text:p text:style-name="P8">/** Compares two source records. @Returns a diff output string */</text:p>
      <text:p text:style-name="P8">string compare_sources(const source* src1, const source* src2) const;</text:p>
      <text:p text:style-name="P8"/>
      <text:p text:style-name="P8">/** Compares two submitter records. @Returns a diff output string */</text:p>
      <text:p text:style-name="P8">string compare_submitters(const submitter* submtr1, const submitter* submtr2) const;</text:p>
      <text:p text:style-name="P8"/>
      <text:p text:style-name="P8">/** Compares two user_rec records. @Returns a diff output string */</text:p>
      <text:p text:style-name="P8">string compare_user_recs(const user_rec* usr_rec1, const user_rec* usr_rec2) const;</text:p>
      <text:p text:style-name="P8"/>
      <text:p text:style-name="Preformatted_20_Text">};</text:p>
      <text:p text:style-name="Preformatted_20_Text"/>
      <text:h text:style-name="Heading_20_2" text:outline-level="2">Family, Individual, MultimediaItem, Note, Repository, Source, Submitter, UserRecord</text:h>
      <text:h text:style-name="Heading_20_1" text:outline-level="1">Algorithms</text:h>
      <text:h text:style-name="Heading_20_2" text:outline-level="2"><text:bookmark-start text:name="Comparison"/>Comparison<text:bookmark-end text:name="Comparison"/></text:h>
      <text:p text:style-name="Text_20_body">How will geddiff go about checking the files for differences?</text:p>
      <text:p text:style-name="P4">It's all about recursion, baby!</text:p>
      <text:p text:style-name="P4">First, check for differences between the specified individuals, using <text:span text:style-name="Source_20_Text">GeddiffProg::compare_individuals</text:span>. This will recurse in a “mark and sweep” style. We will track – as outlined in <text:s/><text:bookmark-ref text:reference-format="text" text:ref-name="Comparison Support Structures">Comparison Support Structures</text:bookmark-ref> <text:bookmark-ref text:reference-format="direction" text:ref-name="Comparison Support Structures">above</text:bookmark-ref> – whether or not a particular record has already been compared to its counterpart in the other file. If a particular record has already been compared, recursion will not proceed in that direction.</text:p>
      <text:h text:style-name="Heading_20_2" text:outline-level="2">Matching</text:h>
      <text:p text:style-name="Text_20_body">This algorithm compares various records to identify likely (or absolute) matches. Different parameters will receive different weights for the match scor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Palatino Linotype"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style:text-underline-style="dotted" style:text-underline-width="auto" style:text-underline-color="font-color" fo:font-weight="normal" style:font-size-asian="14pt" style:font-weight-asian="bold" style:font-size-complex="14pt"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Source_20_Text" style:display-name="Source Text"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sh Hansen</meta:initial-creator>
    <meta:creation-date>2006-08-25T03:37:39</meta:creation-date>
    <dc:creator>Josh Hansen</dc:creator>
    <dc:date>2006-08-26T01:43:39</dc:date>
    <dc:language>en-US</dc:language>
    <meta:editing-cycles>27</meta:editing-cycles>
    <meta:editing-duration>PT18H32M19S</meta:editing-duration>
    <meta:user-defined meta:name="Info 1"/>
    <meta:user-defined meta:name="Info 2"/>
    <meta:user-defined meta:name="Info 3"/>
    <meta:user-defined meta:name="Info 4"/>
    <meta:document-statistic meta:table-count="2" meta:image-count="0" meta:object-count="0" meta:page-count="4" meta:paragraph-count="102" meta:word-count="1026" meta:character-count="6357"/>
  </office:meta>
</office:document-meta>
</file>